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30dc" officeooo:paragraph-rsid="001a30dc"/>
    </style:style>
    <style:style style:name="P2" style:family="paragraph" style:parent-style-name="Standard">
      <style:paragraph-properties fo:text-align="start" style:justify-single-word="false"/>
      <style:text-properties officeooo:rsid="001a30dc" officeooo:paragraph-rsid="001a30dc"/>
    </style:style>
    <style:style style:name="P3" style:family="paragraph" style:parent-style-name="Standard">
      <style:paragraph-properties fo:text-align="start" style:justify-single-word="false"/>
      <style:text-properties officeooo:rsid="001a30dc" officeooo:paragraph-rsid="001a30dc"/>
    </style:style>
    <style:style style:name="P4" style:family="paragraph" style:parent-style-name="Standard">
      <style:paragraph-properties fo:text-align="start" style:justify-single-word="false"/>
      <style:text-properties officeooo:rsid="001a30dc" officeooo:paragraph-rsid="002125f1"/>
    </style:style>
    <style:style style:name="P5" style:family="paragraph" style:parent-style-name="Standard">
      <style:paragraph-properties fo:text-align="start" style:justify-single-word="false"/>
      <style:text-properties officeooo:rsid="001a30dc" officeooo:paragraph-rsid="0021b9e8"/>
    </style:style>
    <style:style style:name="P6" style:family="paragraph" style:parent-style-name="Standard">
      <style:paragraph-properties fo:text-align="start" style:justify-single-word="false"/>
      <style:text-properties officeooo:rsid="001fc2ae" officeooo:paragraph-rsid="001fc2ae"/>
    </style:style>
    <style:style style:name="P7" style:family="paragraph" style:parent-style-name="Standard">
      <style:paragraph-properties fo:text-align="start" style:justify-single-word="false"/>
      <style:text-properties fo:font-size="28pt" officeooo:rsid="001a30dc" officeooo:paragraph-rsid="002125f1" style:font-size-asian="28pt" style:font-size-complex="28pt"/>
    </style:style>
    <style:style style:name="P8" style:family="paragraph" style:parent-style-name="Standard">
      <style:paragraph-properties fo:text-align="start" style:justify-single-word="false"/>
      <style:text-properties officeooo:rsid="001a8046" officeooo:paragraph-rsid="002125f1"/>
    </style:style>
    <style:style style:name="P9" style:family="paragraph" style:parent-style-name="Standard">
      <style:paragraph-properties fo:text-align="start" style:justify-single-word="false"/>
      <style:text-properties officeooo:paragraph-rsid="002125f1"/>
    </style:style>
    <style:style style:name="P10" style:family="paragraph" style:parent-style-name="Standard">
      <style:paragraph-properties fo:text-align="start" style:justify-single-word="false"/>
      <style:text-properties officeooo:paragraph-rsid="00255491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29e5fc"/>
    </style:style>
    <style:style style:name="P12" style:family="paragraph" style:parent-style-name="Standard">
      <style:paragraph-properties fo:text-align="start" style:justify-single-word="false"/>
      <style:text-properties fo:font-size="12pt" officeooo:rsid="001a30dc" officeooo:paragraph-rsid="002125f1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a8046" officeooo:paragraph-rsid="002125f1" style:font-size-asian="12pt" style:font-size-complex="12pt"/>
    </style:style>
    <style:style style:name="P14" style:family="paragraph" style:parent-style-name="Standard">
      <style:paragraph-properties fo:text-align="end" style:justify-single-word="false"/>
      <style:text-properties officeooo:rsid="0021a8fe" officeooo:paragraph-rsid="0021a8fe"/>
    </style:style>
    <style:style style:name="P15" style:family="paragraph" style:parent-style-name="Standard">
      <style:paragraph-properties fo:text-align="start" style:justify-single-word="false"/>
      <style:text-properties fo:font-size="20pt" officeooo:rsid="001a30dc" officeooo:paragraph-rsid="001a30dc" style:font-size-asian="20pt" style:font-size-complex="20pt"/>
    </style:style>
    <style:style style:name="P16" style:family="paragraph" style:parent-style-name="Standard">
      <style:paragraph-properties fo:text-align="start" style:justify-single-word="false"/>
      <style:text-properties officeooo:rsid="0021b9e8" officeooo:paragraph-rsid="0021b9e8"/>
    </style:style>
    <style:style style:name="P17" style:family="paragraph" style:parent-style-name="Standard">
      <style:text-properties officeooo:paragraph-rsid="0023d5fd"/>
    </style:style>
    <style:style style:name="P18" style:family="paragraph" style:parent-style-name="Standard">
      <style:paragraph-properties fo:text-align="start" style:justify-single-word="false"/>
      <style:text-properties fo:color="#484848" officeooo:rsid="0021b9e8" officeooo:paragraph-rsid="0023d5fd" fo:background-color="transparent"/>
    </style:style>
    <style:style style:name="P19" style:family="paragraph" style:parent-style-name="Standard">
      <style:paragraph-properties fo:text-align="start" style:justify-single-word="false"/>
      <style:text-properties officeooo:rsid="00285703" officeooo:paragraph-rsid="00285703"/>
    </style:style>
    <style:style style:name="P20" style:family="paragraph" style:parent-style-name="Standard">
      <style:paragraph-properties fo:text-align="start" style:justify-single-word="false"/>
      <style:text-properties officeooo:rsid="0029e5fc" officeooo:paragraph-rsid="0029e5fc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29e5fc" officeooo:paragraph-rsid="0029e5fc"/>
    </style:style>
    <style:style style:name="P22" style:family="paragraph" style:parent-style-name="Standard">
      <style:paragraph-properties style:writing-mode="lr-tb"/>
      <style:text-properties fo:color="#484848" fo:background-color="transparent"/>
    </style:style>
    <style:style style:name="P23" style:family="paragraph">
      <loext:graphic-properties draw:fill-color="#707070"/>
      <style:paragraph-properties style:writing-mode="lr-tb"/>
      <style:text-properties style:use-window-font-color="true" fo:font-size="10pt"/>
    </style:style>
    <style:style style:name="P24" style:family="paragraph">
      <loext:graphic-properties draw:fill-color="#484848"/>
      <style:paragraph-properties style:writing-mode="lr-tb"/>
      <style:text-properties style:use-window-font-color="true" fo:font-size="10pt"/>
    </style:style>
    <style:style style:name="P25" style:family="paragraph">
      <loext:graphic-properties draw:fill-color="#222222"/>
      <style:paragraph-properties style:writing-mode="lr-tb"/>
      <style:text-properties style:use-window-font-color="true" fo:font-size="10pt"/>
    </style:style>
    <style:style style:name="P26" style:family="paragraph">
      <style:paragraph-properties style:writing-mode="lr-tb"/>
      <style:text-properties fo:color="#ffffff" fo:font-size="10pt"/>
    </style:style>
    <style:style style:name="P27" style:family="paragraph">
      <loext:graphic-properties draw:fill-color="#d95d30"/>
      <style:paragraph-properties style:writing-mode="lr-tb"/>
      <style:text-properties fo:color="#ffffff" fo:font-size="10pt"/>
    </style:style>
    <style:style style:name="P28" style:family="paragraph">
      <loext:graphic-properties draw:fill-color="#f2a03d"/>
      <style:paragraph-properties style:writing-mode="lr-tb"/>
      <style:text-properties fo:color="#ffffff" fo:font-size="10pt"/>
    </style:style>
    <style:style style:name="P29" style:family="paragraph">
      <loext:graphic-properties draw:fill-color="#7b9aa6"/>
      <style:paragraph-properties style:writing-mode="lr-tb"/>
      <style:text-properties fo:color="#ffffff" fo:font-size="10pt"/>
    </style:style>
    <style:style style:name="P30" style:family="paragraph">
      <loext:graphic-properties draw:fill-color="#274b59"/>
      <style:paragraph-properties style:writing-mode="lr-tb"/>
      <style:text-properties fo:color="#ffffff" fo:font-size="10pt"/>
    </style:style>
    <style:style style:name="P31" style:family="paragraph">
      <style:paragraph-properties style:writing-mode="lr-tb"/>
      <style:text-properties style:use-window-font-color="true" fo:font-size="10pt"/>
    </style:style>
    <style:style style:name="P32" style:family="paragraph">
      <loext:graphic-properties draw:fill-color="#081e26"/>
      <style:paragraph-properties style:writing-mode="lr-tb"/>
      <style:text-properties style:use-window-font-color="true" fo:font-size="10pt"/>
    </style:style>
    <style:style style:name="T1" style:family="text">
      <style:text-properties fo:font-size="16pt" officeooo:rsid="001a30dc" style:font-size-asian="16pt" style:font-size-complex="16pt"/>
    </style:style>
    <style:style style:name="T2" style:family="text">
      <style:text-properties officeooo:rsid="001a8046"/>
    </style:style>
    <style:style style:name="T3" style:family="text">
      <style:text-properties officeooo:rsid="001d476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use-window-font-color="true" style:font-name="Liberation Serif" fo:font-size="12pt" officeooo:rsid="001a8046" style:font-size-asian="12pt" style:font-size-complex="12pt"/>
    </style:style>
    <style:style style:name="T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a8046" style:font-size-asian="12pt" style:font-size-complex="12pt"/>
    </style:style>
    <style:style style:name="T9" style:family="text">
      <style:text-properties fo:font-variant="normal" fo:text-transform="none" style:use-window-font-color="true" style:font-name="Liberation Serif" fo:font-size="12pt" fo:letter-spacing="normal" officeooo:rsid="001a8046" style:font-size-asian="12pt" style:font-size-complex="12pt"/>
    </style:style>
    <style:style style:name="T10" style:family="text">
      <style:text-properties style:font-name="Liberation Serif" fo:font-size="12pt" officeooo:rsid="001a30dc" style:font-size-asian="12pt" style:font-size-complex="12pt"/>
    </style:style>
    <style:style style:name="T11" style:family="text">
      <style:text-properties style:font-name="Liberation Serif" fo:font-size="12pt" officeooo:rsid="00233aca" style:font-size-asian="12pt" style:font-size-complex="12pt"/>
    </style:style>
    <style:style style:name="T12" style:family="text">
      <style:text-properties style:font-name="Liberation Serif" fo:font-size="12pt" officeooo:rsid="001a8046" style:font-size-asian="12pt" style:font-size-complex="12pt"/>
    </style:style>
    <style:style style:name="T13" style:family="text">
      <style:text-properties style:font-name="Liberation Serif" fo:font-size="10pt" fo:font-style="normal" fo:font-weight="normal" style:font-size-asian="10pt" style:font-style-asian="normal" style:font-weight-asian="normal"/>
    </style:style>
    <style:style style:name="T14" style:family="text">
      <style:text-properties style:font-name="Liberation Serif" fo:font-size="10pt" fo:font-style="normal" fo:font-weight="normal" officeooo:rsid="0023d5fd" style:font-size-asian="10pt" style:font-style-asian="normal" style:font-weight-asian="normal"/>
    </style:style>
    <style:style style:name="T15" style:family="text">
      <style:text-properties fo:color="#222222" style:font-name="Liberation Serif" fo:font-size="10pt" fo:font-style="normal" fo:font-weight="normal" style:font-size-asian="10pt" style:font-style-asian="normal" style:font-weight-asian="normal"/>
    </style:style>
    <style:style style:name="T16" style:family="text">
      <style:text-properties fo:color="#222222" style:font-name="Liberation Serif" fo:font-size="10pt" fo:font-style="normal" fo:font-weight="normal" officeooo:rsid="0023d5fd" style:font-size-asian="10pt" style:font-style-asian="normal" style:font-weight-asian="normal"/>
    </style:style>
    <style:style style:name="T17" style:family="text">
      <style:text-properties fo:color="#222222" style:font-name="Liberation Serif" fo:font-size="10pt" fo:font-style="normal" fo:font-weight="normal" officeooo:rsid="00255491" fo:background-color="transparent" loext:char-shading-value="0" style:font-size-asian="10pt" style:font-style-asian="normal" style:font-weight-asian="normal"/>
    </style:style>
    <style:style style:name="T18" style:family="text">
      <style:text-properties fo:color="#222222" style:font-name="Liberation Serif" fo:font-size="10pt" fo:font-style="normal" fo:font-weight="normal" officeooo:rsid="0025845a" fo:background-color="transparent" loext:char-shading-value="0" style:font-size-asian="10pt" style:font-style-asian="normal" style:font-weight-asian="normal"/>
    </style:style>
    <style:style style:name="T19" style:family="text">
      <style:text-properties fo:color="#707070" style:font-name="Liberation Serif" fo:font-size="10pt" fo:font-style="normal" fo:font-weight="normal" officeooo:rsid="0023d5fd" style:font-size-asian="10pt" style:font-style-asian="normal" style:font-weight-asian="normal"/>
    </style:style>
    <style:style style:name="T20" style:family="text">
      <style:text-properties fo:color="#707070" style:font-name="Liberation Serif" fo:font-size="10pt" fo:font-style="normal" fo:font-weight="normal" officeooo:rsid="00255491" style:font-size-asian="10pt" style:font-style-asian="normal" style:font-weight-asian="normal"/>
    </style:style>
    <style:style style:name="T21" style:family="text">
      <style:text-properties officeooo:rsid="0025845a"/>
    </style:style>
    <style:style style:name="T22" style:family="text">
      <style:text-properties officeooo:rsid="0029e5fc"/>
    </style:style>
    <style:style style:name="T23" style:family="text">
      <style:text-properties fo:color="#ffffff" fo:font-size="10pt"/>
    </style:style>
    <style:style style:name="T24" style:family="text">
      <style:text-properties style:use-window-font-color="true" fo:font-size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-color="#707070" draw:textarea-horizontal-align="justify" draw:textarea-vertical-align="middle" draw:auto-grow-height="false" fo:min-height="0.8339in" fo:min-width="1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-color="#484848" draw:textarea-horizontal-align="justify" draw:textarea-vertical-align="middle" draw:auto-grow-height="false" fo:min-height="0.8339in" fo:min-width="1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-color="#222222" draw:textarea-horizontal-align="justify" draw:textarea-vertical-align="middle" draw:auto-grow-height="false" fo:min-height="0.8339in" fo:min-width="1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-color="#d95d30" draw:textarea-horizontal-align="justify" draw:textarea-vertical-align="middle" draw:auto-grow-height="false" fo:min-height="1.5311in" fo:min-width="1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-color="#f2a03d" draw:textarea-horizontal-align="justify" draw:textarea-vertical-align="middle" draw:auto-grow-height="false" fo:min-height="1.5311in" fo:min-width="1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-color="#7b9aa6" draw:textarea-horizontal-align="justify" draw:textarea-vertical-align="middle" draw:auto-grow-height="false" fo:min-height="1.5311in" fo:min-width="1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-color="#274b59" draw:textarea-horizontal-align="justify" draw:textarea-vertical-align="middle" draw:auto-grow-height="false" fo:min-height="1.5311in" fo:min-width="1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-color="#081e26" draw:textarea-horizontal-align="justify" draw:textarea-vertical-align="middle" draw:auto-grow-height="false" fo:min-height="1.5311in" fo:min-width="1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BOURSEAUXCOMPAGNONS</text:p>
      <text:p text:style-name="P2"/>
      <text:p text:style-name="P14">PARTAGE <text:s/>| <text:s/>SPORT <text:s/>| <text:s/>ORGANISATION</text:p>
      <text:p text:style-name="P14">Liberté <text:s/>| <text:s/>Défi <text:s/>| <text:s/>Nature <text:s/>| <text:s/>Entraide</text:p>
      <text:p text:style-name="P2"/>
      <text:p text:style-name="P17"><text:span text:style-name="T12">Root</text:span><text:span text:style-name="T10"> font settings : (font-size: 100%; line-height: 1.5; </text:span><text:span text:style-name="T11">font-family is the bootstrap default (</text:span><text:span text:style-name="Source_20_Text"><text:span text:style-name="T8">-apple-system,</text:span></text:span><text:span text:style-name="Source_20_Text"><text:span text:style-name="T9"> </text:span></text:span><text:span text:style-name="Source_20_Text"><text:span text:style-name="T8">BlinkMacSystemFont, "Segoe UI", "Roboto", "Helvetica Neue", Arial, sans-serif, "Apple Color Emoji", "Segoe UI Emoji", "Segoe UI Symbol" !default;</text:span></text:span><text:span text:style-name="T7">))</text:span></text:p>
      <text:p text:style-name="P2"/>
      <text:p text:style-name="P1"/>
      <text:p text:style-name="P4"><text:span text:style-name="T6">Main title h1</text:span></text:p>
      <text:p text:style-name="P12"><text:span text:style-name="T2">(font-size: 2.5rem </text:span><text:span text:style-name="T3">40px</text:span><text:span text:style-name="T2">;)</text:span></text:p>
      <text:p text:style-name="P4"><text:span text:style-name="T4">Secondary title h2</text:span></text:p>
      <text:p text:style-name="P12"><text:span text:style-name="T2">(font-size: 2rem </text:span><text:span text:style-name="T3">32px</text:span><text:span text:style-name="T2">;)</text:span></text:p>
      <text:p text:style-name="P7">Third level title h3</text:p>
      <text:p text:style-name="P13">(font-size: 1.75rem 28px;)</text:p>
      <text:p text:style-name="P8"><text:span text:style-name="T5">Fourth level title h4</text:span></text:p>
      <text:p text:style-name="P13">(font-size: 1.5rem 24px;)</text:p>
      <text:p text:style-name="P9"><text:span text:style-name="T1">Paragraphe p</text:span></text:p>
      <text:p text:style-name="P13">(margin-bottom: 0.625rem; color: gris plus clair)</text:p>
      <text:p text:style-name="P2"/>
      <text:p text:style-name="P2"/>
      <text:p text:style-name="P16">Grey Nuances</text:p>
      <text:p text:style-name="P16"><draw:custom-shape text:anchor-type="paragraph" draw:z-index="5" draw:name="Shape1_4" draw:style-name="gr3" draw:text-style-name="P25" svg:width="1.2713in" svg:height="0.8343in" svg:x="0.0339in" svg:y="0.1071in"><text:p text:style-name="P31"><text:span text:style-name="T24"/></text:p><draw:enhanced-geometry svg:viewBox="0 0 21600 21600" draw:type="rectangle" draw:enhanced-path="M 0 0 L 21600 0 21600 21600 0 21600 0 0 Z N"/></draw:custom-shape><draw:custom-shape text:anchor-type="paragraph" draw:z-index="6" draw:name="Shape1_5" draw:style-name="gr2" draw:text-style-name="P24" svg:width="1.2713in" svg:height="0.8343in" svg:x="1.3047in" svg:y="0.1071in"><text:p/><draw:enhanced-geometry svg:viewBox="0 0 21600 21600" draw:type="rectangle" draw:enhanced-path="M 0 0 L 21600 0 21600 21600 0 21600 0 0 Z N"/></draw:custom-shape><draw:custom-shape text:anchor-type="paragraph" draw:z-index="7" draw:name="Shape1_6" draw:style-name="gr1" draw:text-style-name="P23" svg:width="1.2713in" svg:height="0.8343in" svg:x="2.5756in" svg:y="0.1071in"><text:p/><draw:enhanced-geometry svg:viewBox="0 0 21600 21600" draw:type="rectangle" draw:enhanced-path="M 0 0 L 21600 0 21600 21600 0 21600 0 0 Z N"/></draw:custom-shape></text:p>
      <text:p text:style-name="P16"/>
      <text:p text:style-name="P16"/>
      <text:p text:style-name="P16"/>
      <text:p text:style-name="P16"/>
      <text:p text:style-name="P10"><text:span text:style-name="T17">Main<text:tab/><text:tab/><text:tab/></text:span><text:span text:style-name="T18">Secondary</text:span><text:span text:style-name="T17"><text:tab/> <text:s text:c="4"/>Helptext | Extra infos</text:span></text:p>
      <text:p text:style-name="P18"><text:span text:style-name="T15">RGB </text:span><text:span text:style-name="T16">34</text:span><text:span text:style-name="T15">, </text:span><text:span text:style-name="T16">34</text:span><text:span text:style-name="T15">, </text:span><text:span text:style-name="T16">34</text:span><text:span text:style-name="T14"><text:tab/><text:tab/></text:span><text:span text:style-name="T13">RGB </text:span><text:span text:style-name="T14">72</text:span><text:span text:style-name="T13">, </text:span><text:span text:style-name="T14">72</text:span><text:span text:style-name="T13">, </text:span><text:span text:style-name="T14">72<text:tab/> <text:s text:c="4"/></text:span><text:span text:style-name="T19">RGB 112,112,112</text:span></text:p>
      <text:p text:style-name="P18"><text:span text:style-name="T15">HEX #</text:span><text:span text:style-name="T16">222222</text:span><text:span text:style-name="T13"><text:tab/><text:tab/>HEX #484848<text:tab/> <text:s text:c="4"/></text:span><text:span text:style-name="T20">HEX #707070</text:span></text:p>
      <text:p text:style-name="P22"><text:span text:style-name="T13"/></text:p>
      <text:p text:style-name="P5"/>
      <text:p text:style-name="P6">Soirée montagne</text:p>
      <text:p text:style-name="P2"><text:a xlink:type="simple" xlink:href="https://color.adobe.com/fr/search?q=haute%20montagne&amp;t=tag" text:style-name="Internet_20_link" text:visited-style-name="Visited_20_Internet_20_Link">https://color.adobe.com/fr/search?q=haute%20montagne&amp;t=tag</text:a></text:p>
      <text:p text:style-name="P2"><draw:custom-shape text:anchor-type="paragraph" draw:z-index="1" draw:name="Shape1_0" draw:style-name="gr7" draw:text-style-name="P30" svg:width="1.2606in" svg:height="1.5315in" svg:x="1.3047in" svg:y="0.1071in"><text:p text:style-name="P26"><text:span text:style-name="T23">RGB 39, 75, 89</text:span></text:p><text:p text:style-name="P26"><text:span text:style-name="T23">HSV 197, 56, 35</text:span></text:p><text:p text:style-name="P26"><text:span text:style-name="T23">CMYK 56, 16, 0, 65</text:span></text:p><text:p text:style-name="P26"><text:span text:style-name="T23">LAB 30, -8, -12</text:span></text:p><draw:enhanced-geometry svg:viewBox="0 0 21600 21600" draw:type="rectangle" draw:enhanced-path="M 0 0 L 21600 0 21600 21600 0 21600 0 0 Z N"/></draw:custom-shape><draw:custom-shape text:anchor-type="paragraph" draw:z-index="2" draw:name="Shape1_1" draw:style-name="gr6" draw:text-style-name="P29" svg:width="1.2606in" svg:height="1.5315in" svg:x="2.5654in" svg:y="0.1071in"><text:p text:style-name="P26"><text:span text:style-name="T23">RGB 123, 154, 166</text:span></text:p><text:p text:style-name="P26"><text:span text:style-name="T23">HSV 197, 26, 65</text:span></text:p><text:p text:style-name="P26"><text:span text:style-name="T23">CMYK 26, 7, 0, 35</text:span></text:p><text:p text:style-name="P26"><text:span text:style-name="T23">LAB 62, -8, -10</text:span></text:p><draw:enhanced-geometry svg:viewBox="0 0 21600 21600" draw:type="rectangle" draw:enhanced-path="M 0 0 L 21600 0 21600 21600 0 21600 0 0 Z N"/></draw:custom-shape><draw:custom-shape text:anchor-type="paragraph" draw:z-index="3" draw:name="Shape1_2" draw:style-name="gr5" draw:text-style-name="P28" svg:width="1.2606in" svg:height="1.5315in" svg:x="3.8256in" svg:y="0.1071in"><text:p text:style-name="P26"><text:span text:style-name="T23">RGB 242, 160, 61</text:span></text:p><text:p text:style-name="P26"><text:span text:style-name="T23">HSV 33, 75, 95</text:span></text:p><text:p text:style-name="P26"><text:span text:style-name="T23">CMYK 0, 34, 75, 5</text:span></text:p><text:p text:style-name="P26"><text:span text:style-name="T23">LAB 73, 22, 62</text:span></text:p><draw:enhanced-geometry svg:viewBox="0 0 21600 21600" draw:type="rectangle" draw:enhanced-path="M 0 0 L 21600 0 21600 21600 0 21600 0 0 Z N"/></draw:custom-shape><draw:custom-shape text:anchor-type="paragraph" draw:z-index="4" draw:name="Shape1_3" draw:style-name="gr4" draw:text-style-name="P27" svg:width="1.2606in" svg:height="1.5315in" svg:x="5.0862in" svg:y="0.1071in"><text:p text:style-name="P26"><text:span text:style-name="T23">RGB 217, 93, 48</text:span></text:p><text:p text:style-name="P26"><text:span text:style-name="T23">HSV 16, 78, 85</text:span></text:p><text:p text:style-name="P26"><text:span text:style-name="T23">CMYK 0, 57, 78, 15</text:span></text:p><text:p text:style-name="P26"><text:span text:style-name="T23">LAB 55, 46, 49</text:span></text:p><draw:enhanced-geometry svg:viewBox="0 0 21600 21600" draw:type="rectangle" draw:enhanced-path="M 0 0 L 21600 0 21600 21600 0 21600 0 0 Z N"/></draw:custom-shape><draw:custom-shape text:anchor-type="paragraph" draw:z-index="0" draw:name="Shape1" draw:style-name="gr8" draw:text-style-name="P32" svg:width="1.2713in" svg:height="1.5315in" svg:x="0.0339in" svg:y="0.1071in"><text:p text:style-name="P31"><text:span text:style-name="T24">RGB 8, 30, 38</text:span></text:p><text:p text:style-name="P31"><text:span text:style-name="T24">HSV 197, 80, 15</text:span></text:p><text:p text:style-name="P31"><text:span text:style-name="T24">CMYK 80, 23, 0, 85</text:span></text:p><text:p text:style-name="P31"><text:span text:style-name="T24">LAB 10, -5, -8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FROID : pour la montagne austère<text:tab/><text:tab/><text:tab/>CHAUD : pour la cordée qui avance soudée</text:p>
      <text:p text:style-name="P19"/>
      <text:p text:style-name="P20"><text:soft-page-break/>Idéalement :</text:p>
      <text:list xml:id="list1034724304" text:style-name="L1">
        <text:list-item>
          <text:p text:style-name="P11"><text:span text:style-name="T22">font de carte plus lisible et avec typographie identique au site web</text:span></text:p>
        </text:list-item>
        <text:list-item>
          <text:p text:style-name="P21">icone pour chaque spor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8T14:31:30.751420620</meta:creation-date>
    <meta:editing-duration>PT1H28M31S</meta:editing-duration>
    <meta:editing-cycles>6</meta:editing-cycles>
    <meta:generator>LibreOffice/6.4.0.3$Linux_X86_64 LibreOffice_project/4c008856d7f83292dc6823d3bed76200cc9a2ba2</meta:generator>
    <dc:date>2020-02-18T17:24:19.258597982</dc:date>
    <meta:document-statistic meta:table-count="0" meta:image-count="0" meta:object-count="0" meta:page-count="2" meta:paragraph-count="24" meta:word-count="140" meta:character-count="983" meta:non-whitespace-character-count="838"/>
  </office:meta>
</office:document-meta>
</file>